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3972in" fo:margin-left="-0.0785in" fo:margin-top="0in" fo:margin-bottom="0in" table:align="left" style:writing-mode="lr-tb"/>
    </style:style>
    <style:style style:name="Table1.A" style:family="table-column">
      <style:table-column-properties style:column-width="6.39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No_20_Spacing">
      <style:text-properties style:font-name="Times new roman"/>
    </style:style>
    <style:style style:name="P3" style:family="paragraph" style:parent-style-name="No_20_Spacing">
      <style:text-properties style:font-name="Times new roman" fo:font-size="10pt" fo:font-weight="bold" style:font-size-asian="10pt" style:font-weight-asian="bold" style:font-size-complex="10pt"/>
    </style:style>
    <style:style style:name="P4" style:family="paragraph" style:parent-style-name="No_20_Spacing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5" style:family="paragraph" style:parent-style-name="No_20_Spacing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No_20_Spacing">
      <style:text-properties style:font-name="Times new roman" fo:font-size="10pt" fo:font-weight="normal" officeooo:rsid="0003953e" officeooo:paragraph-rsid="0003953e" style:font-size-asian="10pt" style:font-weight-asian="normal" style:font-size-complex="10pt" style:font-weight-complex="normal"/>
    </style:style>
    <style:style style:name="P7" style:family="paragraph" style:parent-style-name="No_20_Spacing">
      <style:text-properties style:font-name="Times new roman" fo:font-size="10pt" fo:font-weight="normal" officeooo:rsid="0004d5ad" officeooo:paragraph-rsid="0004d5ad" style:font-size-asian="10pt" style:font-weight-asian="normal" style:font-size-complex="10pt" style:font-weight-complex="normal"/>
    </style:style>
    <style:style style:name="P8" style:family="paragraph" style:parent-style-name="No_20_Spacing">
      <style:text-properties style:font-name="Times new roman" fo:font-size="10pt" fo:font-weight="normal" officeooo:rsid="0006b341" officeooo:paragraph-rsid="0006b341" style:font-size-asian="10pt" style:font-weight-asian="normal" style:font-size-complex="10pt" style:font-weight-complex="normal"/>
    </style:style>
    <style:style style:name="P9" style:family="paragraph" style:parent-style-name="No_20_Spacing">
      <style:text-properties style:font-name="Times new roman" fo:font-size="10pt" fo:font-weight="normal" officeooo:rsid="0006b341" officeooo:paragraph-rsid="00099278" style:font-size-asian="10pt" style:font-weight-asian="normal" style:font-size-complex="10pt" style:font-weight-complex="normal"/>
    </style:style>
    <style:style style:name="P10" style:family="paragraph" style:parent-style-name="No_20_Spacing">
      <style:text-properties style:font-name="Times new roman" fo:font-size="10pt" fo:font-weight="normal" officeooo:rsid="000d5ca4" officeooo:paragraph-rsid="000ed2d4" style:font-size-asian="10pt" style:font-weight-asian="normal" style:font-size-complex="10pt" style:font-weight-complex="normal"/>
    </style:style>
    <style:style style:name="P11" style:family="paragraph" style:parent-style-name="No_20_Spacing">
      <style:text-properties style:font-name="Times new roman" fo:font-size="10pt" fo:font-weight="normal" officeooo:rsid="001175f2" officeooo:paragraph-rsid="001175f2" style:font-size-asian="10pt" style:font-weight-asian="normal" style:font-size-complex="10pt" style:font-weight-complex="normal"/>
    </style:style>
    <style:style style:name="P12" style:family="paragraph" style:parent-style-name="No_20_Spacing">
      <style:text-properties style:font-name="Times new roman" fo:font-size="10pt" fo:font-weight="normal" officeooo:rsid="0011a122" officeooo:paragraph-rsid="0011a122" style:font-size-asian="10pt" style:font-weight-asian="normal" style:font-size-complex="10pt" style:font-weight-complex="normal"/>
    </style:style>
    <style:style style:name="P13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size-complex="10pt"/>
    </style:style>
    <style:style style:name="P14" style:family="paragraph" style:parent-style-name="No_20_Spacing">
      <style:paragraph-properties fo:margin-top="0in" fo:margin-bottom="0in" loext:contextual-spacing="false" fo:line-height="100%"/>
      <style:text-properties style:font-name="Times new roman" fo:font-size="10pt" fo:font-weight="bold" style:font-size-asian="10pt" style:font-weight-asian="bold" style:font-size-complex="10pt"/>
    </style:style>
    <style:style style:name="P15" style:family="paragraph" style:parent-style-name="No_20_Spacing" style:master-page-name="Standard">
      <style:paragraph-properties fo:text-align="end" style:justify-single-word="false" style:page-number="auto"/>
      <style:text-properties style:font-name="Times new roman" fo:font-size="10pt" fo:font-weight="bold" style:font-size-asian="10pt" style:font-weight-asian="bold" style:font-size-complex="10pt"/>
    </style:style>
    <style:style style:name="P16" style:family="paragraph" style:parent-style-name="No_20_Spacing" style:list-style-name="WWNum1">
      <style:text-properties style:font-name="Times new roman" fo:font-size="10pt" fo:font-weight="bold" style:font-size-asian="10pt" style:font-weight-asian="bold" style:font-size-complex="10pt"/>
    </style:style>
    <style:style style:name="P17" style:family="paragraph" style:parent-style-name="No_20_Spacing">
      <style:text-properties style:font-name="Times new roman" fo:font-size="10pt" fo:font-weight="bold" officeooo:paragraph-rsid="0004d5ad" style:font-size-asian="10pt" style:font-weight-asian="bold" style:font-size-complex="10pt"/>
    </style:style>
    <style:style style:name="P18" style:family="paragraph" style:parent-style-name="No_20_Spacing">
      <style:text-properties style:font-name="Times new roman" fo:font-size="10pt" fo:font-weight="bold" officeooo:paragraph-rsid="000ed2d4" style:font-size-asian="10pt" style:font-weight-asian="bold" style:font-size-complex="10pt"/>
    </style:style>
    <style:style style:name="P19" style:family="paragraph" style:parent-style-name="No_20_Spacing">
      <style:text-properties style:font-name="Times new roman" fo:font-size="10pt" fo:font-weight="bold" officeooo:paragraph-rsid="001175f2" style:font-size-asian="10pt" style:font-weight-asian="bold" style:font-size-complex="10pt"/>
    </style:style>
    <style:style style:name="P20" style:family="paragraph" style:parent-style-name="No_20_Spacing">
      <style:text-properties style:font-name="Times new roman" fo:font-size="10pt" fo:font-weight="normal" officeooo:rsid="00099278" officeooo:paragraph-rsid="00099278" style:font-size-asian="10pt" style:font-weight-asian="normal" style:font-size-complex="10pt" style:font-weight-complex="normal"/>
    </style:style>
    <style:style style:name="P21" style:family="paragraph" style:parent-style-name="No_20_Spacing">
      <style:text-properties style:font-name="Times new roman" fo:font-size="10pt" fo:font-weight="normal" officeooo:rsid="00099278" officeooo:paragraph-rsid="000a7ce2" style:font-size-asian="10pt" style:font-weight-asian="normal" style:font-size-complex="10pt" style:font-weight-complex="normal"/>
    </style:style>
    <style:style style:name="P22" style:family="paragraph" style:parent-style-name="No_20_Spacing">
      <style:text-properties style:font-name="Times new roman" fo:font-size="10pt" fo:font-weight="normal" officeooo:rsid="000ed2d4" officeooo:paragraph-rsid="000ed2d4" style:font-size-asian="10pt" style:font-weight-asian="normal" style:font-size-complex="10pt" style:font-weight-complex="normal"/>
    </style:style>
    <style:style style:name="P23" style:family="paragraph" style:parent-style-name="No_20_Spacing">
      <style:text-properties style:font-name="Times new roman" fo:font-size="10pt" fo:font-weight="normal" officeooo:rsid="0003953e" officeooo:paragraph-rsid="0003953e" style:font-size-asian="10pt" style:font-weight-asian="normal" style:font-size-complex="10pt" style:font-weight-complex="normal"/>
    </style:style>
    <style:style style:name="P24" style:family="paragraph" style:parent-style-name="No_20_Spacing">
      <style:text-properties style:font-name="Times new roman" officeooo:paragraph-rsid="001302a5"/>
    </style:style>
    <style:style style:name="P25" style:family="paragraph" style:parent-style-name="No_20_Spacing" style:list-style-name="WWNum1">
      <style:paragraph-properties fo:margin-top="0in" fo:margin-bottom="0in" loext:contextual-spacing="false" fo:line-height="100%"/>
      <style:text-properties style:font-name="Times new roman" fo:font-size="10pt" fo:font-style="italic" style:font-size-asian="10pt" style:font-style-asian="italic" style:font-size-complex="10pt"/>
    </style:style>
    <style:style style:name="P26" style:family="paragraph" style:parent-style-name="No_20_Spacing" style:list-style-name="WWNum1">
      <style:paragraph-properties fo:margin-top="0in" fo:margin-bottom="0in" loext:contextual-spacing="false" fo:line-height="100%"/>
      <style:text-properties style:font-name="Times new roman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fo:font-size="10pt" fo:font-style="italic" fo:font-weight="normal" officeooo:rsid="001302a5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font-weight="normal" officeooo:rsid="0003953e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302a5" style:font-size-asian="10pt" style:font-weight-asian="normal" style:font-size-complex="10pt" style:font-weight-complex="normal"/>
    </style:style>
    <style:style style:name="T7" style:family="text">
      <style:text-properties officeooo:rsid="00051a70"/>
    </style:style>
    <style:style style:name="T8" style:family="text">
      <style:text-properties officeooo:rsid="00066f9b"/>
    </style:style>
    <style:style style:name="T9" style:family="text">
      <style:text-properties officeooo:rsid="000882e2"/>
    </style:style>
    <style:style style:name="T10" style:family="text">
      <style:text-properties officeooo:rsid="000ad943"/>
    </style:style>
    <style:style style:name="T11" style:family="text">
      <style:text-properties officeooo:rsid="000e7c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SYC3100 V2017<text:bookmark text:name="_GoBack"/></text:p>
      <text:p text:style-name="P4">Spørsmål til selvvalgt artikkel</text:p>
      <text:p text:style-name="P4"/>
      <text:p text:style-name="P4"/>
      <text:p text:style-name="P3"/>
      <text:p text:style-name="P2"><text:span text:style-name="T1">Studentens navn: </text:span><text:span text:style-name="T5">Per Daniel M. Thorsrud</text:span></text:p>
      <text:p text:style-name="P24"><text:span text:style-name="T1">Artikkel (full referanse): </text:span><text:span text:style-name="T6">Renee N. Carey, Ngaire Donaghue, Pia Broderick (2010). </text:span><text:span text:style-name="T4">‘What you look like is such a big factor’: Girls’ own reflections about the appearance culture in an all-girls’</text:span><text:span text:style-name="T6"> school Feminism &amp; Psychology, 21(3) 299–316.</text:span></text:p>
      <text:p text:style-name="P5"/>
      <text:p text:style-name="P3"/>
      <text:p text:style-name="P2"><text:span text:style-name="T1">Hva er forskningsspørsmålet, og hvordan blir det begrunnet (kan være </text:span><text:span text:style-name="T2">flere</text:span><text:span text:style-name="T1"> forskningsspørsmål)?</text:span></text:p>
      <text:p text:style-name="P3"/>
      <text:p text:style-name="P6"/>
      <text:p text:style-name="P3"/>
      <text:p text:style-name="P3"/>
      <text:p text:style-name="P3">Hvordan er data produsert?</text:p>
      <text:list xml:id="list5705918136935590602" text:style-name="WWNum1">
        <text:list-item>
          <text:p text:style-name="P16">Informanter (begrunnelse for valg og framgangsmåte for rekruttering)</text:p>
        </text:list-item>
        <text:list-item>
          <text:p text:style-name="P16">Intervju, observasjon (beskrive)</text:p>
        </text:list-item>
        <text:list-item>
          <text:p text:style-name="P16">Transkribert?</text:p>
        </text:list-item>
      </text:list>
      <text:p text:style-name="P3"/>
      <text:p text:style-name="P17"/>
      <text:p text:style-name="P3"/>
      <text:p text:style-name="P3">Hvordan er det empiriske materialet analysert?</text:p>
      <text:p text:style-name="P3"/>
      <text:p text:style-name="P21"/>
      <text:p text:style-name="P3"/>
      <text:p text:style-name="P3">Hva er resultatene?</text:p>
      <text:p text:style-name="P3"/>
      <text:p text:style-name="P18"/>
      <text:p text:style-name="P3"/>
      <text:p text:style-name="P3">Hvordan blir resultatene presentert, og hvordan argumenteres det for resultatenes generaliseringsmuligheter og betydning (for forskning, praksisfelt, politisk diskusjon osv)?</text:p>
      <text:p text:style-name="P3"/>
      <text:p text:style-name="P19"/>
      <text:p text:style-name="P19"/>
      <text:p text:style-name="P3">Hvilke etiske refleksjoner inneholder artikkelen?</text:p>
      <text:p text:style-name="P3"/>
      <text:p text:style-name="P12">Ikke nevnt noe om etiske relfeksjoner eller vurderinger i artikkelen.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list xml:id="list145334206310124" text:continue-numbering="true" text:style-name="WWNum1">
              <text:list-item>
                <text:p text:style-name="P25">Du kan hente artikkelen fra EksempelsamlingPSYC3100 (ligger på fronter), eller fra et tidsskrift eller bok. </text:p>
              </text:list-item>
              <text:list-item>
                <text:p text:style-name="P25">Bruk malen, og skriv inn svarene på spørsmålene i Times New Roman 12. </text:p>
              </text:list-item>
              <text:list-item>
                <text:p text:style-name="P25">Teksten skal være på ca. halvannen – to sider. </text:p>
              </text:list-item>
              <text:list-item>
                <text:p text:style-name="P26"><text:span text:style-name="T3">Husk at </text:span><text:span text:style-name="T2">to</text:span><text:span text:style-name="T3"> artikler skal presenteres på denne måten, ett dokument for hver artikkel.</text:span></text:p>
              </text:list-item>
            </text:list>
            <text:p text:style-name="P14"/>
          </table:table-cell>
        </table:table-row>
      </table:table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DejaVu Sans" svg:font-family="'DejaVu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nb" fo:country="NO" style:letter-kerning="true" style:font-name-asian="宋体" style:font-size-asian="11pt" style:language-asian="zh" style:country-asian="CN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fo:font-weight="bold" style:font-name-asian="宋体" style:font-family-asian="宋体" style:font-family-generic-asian="system" style:font-pitch-asian="variable" style:font-name-complex="DejaVu Sans1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nes Andenæs</meta:initial-creator>
    <meta:editing-cycles>6</meta:editing-cycles>
    <meta:creation-date>2017-02-02T15:58:00</meta:creation-date>
    <dc:date>2017-02-19T14:53:33.461540188</dc:date>
    <meta:editing-duration>PT55M21S</meta:editing-duration>
    <meta:generator>LibreOffice/5.2.5.1$Linux_X86_64 LibreOffice_project/20m0$Build-1</meta:generator>
    <meta:document-statistic meta:table-count="1" meta:image-count="0" meta:object-count="0" meta:page-count="1" meta:paragraph-count="18" meta:word-count="177" meta:character-count="1229" meta:non-whitespace-character-count="1074"/>
    <meta:user-defined meta:name="AppVersion">14.0000</meta:user-defined>
    <meta:user-defined meta:name="Company">Universitetet i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